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9.252cm" table:align="margins" style:may-break-between-rows="false"/>
    </style:style>
    <style:style style:name="Table6.A" style:family="table-column">
      <style:table-column-properties style:column-width="5.8cm" style:rel-column-width="3288*"/>
    </style:style>
    <style:style style:name="Table6.B" style:family="table-column">
      <style:table-column-properties style:column-width="3.452cm" style:rel-column-width="1957*"/>
    </style:style>
    <style:style style:name="Table1" style:family="table">
      <style:table-properties style:width="9.26cm" fo:margin-left="0cm" table:align="left" style:may-break-between-rows="false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6.967cm"/>
    </style:style>
    <style:style style:name="Table1.A1" style:family="table-cell">
      <style:table-cell-properties fo:background-color="#666666">
        <style:background-image/>
      </style:table-cell-properties>
    </style:style>
    <style:style style:name="Table1.A3" style:family="table-cell">
      <style:table-cell-properties fo:background-color="#eeeeee">
        <style:background-image/>
      </style:table-cell-properties>
    </style:style>
    <style:style style:name="Table11" style:family="table">
      <style:table-properties style:width="9.252cm" table:align="margins"/>
    </style:style>
    <style:style style:name="Table11.A" style:family="table-column">
      <style:table-column-properties style:column-width="4.895cm" style:rel-column-width="2775*"/>
    </style:style>
    <style:style style:name="Table11.B" style:family="table-column">
      <style:table-column-properties style:column-width="4.357cm" style:rel-column-width="2470*"/>
    </style:style>
    <style:style style:name="Table10" style:family="table">
      <style:table-properties style:width="9.252cm" table:align="margins"/>
    </style:style>
    <style:style style:name="Table10.A" style:family="table-column">
      <style:table-column-properties style:column-width="7.251cm" style:rel-column-width="4111*"/>
    </style:style>
    <style:style style:name="Table10.B" style:family="table-column">
      <style:table-column-properties style:column-width="2cm" style:rel-column-width="1134*"/>
    </style:style>
    <style:style style:name="Table10.A1" style:family="table-cell">
      <style:table-cell-properties fo:padding="0cm" fo:border="none"/>
    </style:style>
    <style:style style:name="Table7" style:family="table">
      <style:table-properties style:width="9.26cm" fo:margin-left="0cm" table:align="left"/>
    </style:style>
    <style:style style:name="Table7.A" style:family="table-column">
      <style:table-column-properties style:column-width="1.191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2.492cm"/>
    </style:style>
    <style:style style:name="Table7.D" style:family="table-column">
      <style:table-column-properties style:column-width="3.064cm"/>
    </style:style>
    <style:style style:name="Table7.A1" style:family="table-cell">
      <style:table-cell-properties style:vertical-align="bottom" fo:background-color="#666666">
        <style:background-image/>
      </style:table-cell-properties>
    </style:style>
    <style:style style:name="Table7.B1" style:family="table-cell">
      <style:table-cell-properties fo:background-color="#666666">
        <style:background-image/>
      </style:table-cell-properties>
    </style:style>
    <style:style style:name="Table7.A2" style:family="table-cell">
      <style:table-cell-properties fo:background-color="#666666">
        <style:background-image/>
      </style:table-cell-properties>
    </style:style>
    <style:style style:name="Table7.B2" style:family="table-cell">
      <style:table-cell-properties fo:background-color="#666666">
        <style:background-image/>
      </style:table-cell-properties>
    </style:style>
    <style:style style:name="Table7.C2" style:family="table-cell">
      <style:table-cell-properties fo:background-color="#666666">
        <style:background-image/>
      </style:table-cell-properties>
    </style:style>
    <style:style style:name="Table7.D2" style:family="table-cell">
      <style:table-cell-properties fo:background-color="#666666">
        <style:background-image/>
      </style:table-cell-properties>
    </style:style>
    <style:style style:name="Table7.A4" style:family="table-cell">
      <style:table-cell-properties fo:background-color="#eeeeee">
        <style:background-image/>
      </style:table-cell-properties>
    </style:style>
    <style:style style:name="Table7.B4" style:family="table-cell">
      <style:table-cell-properties fo:background-color="#eeeeee">
        <style:background-image/>
      </style:table-cell-properties>
    </style:style>
    <style:style style:name="Table7.C4" style:family="table-cell">
      <style:table-cell-properties fo:background-color="#eeeeee">
        <style:background-image/>
      </style:table-cell-properties>
    </style:style>
    <style:style style:name="Table7.D4" style:family="table-cell">
      <style:table-cell-properties fo:background-color="#eeeeee">
        <style:background-image/>
      </style:table-cell-properties>
    </style:style>
    <style:style style:name="Table7.A6" style:family="table-cell">
      <style:table-cell-properties fo:background-color="#eeeeee">
        <style:background-image/>
      </style:table-cell-properties>
    </style:style>
    <style:style style:name="Table7.B6" style:family="table-cell">
      <style:table-cell-properties fo:background-color="#eeeeee">
        <style:background-image/>
      </style:table-cell-properties>
    </style:style>
    <style:style style:name="Table7.C6" style:family="table-cell">
      <style:table-cell-properties fo:background-color="#eeeeee">
        <style:background-image/>
      </style:table-cell-properties>
    </style:style>
    <style:style style:name="Table7.D6" style:family="table-cell">
      <style:table-cell-properties fo:background-color="#eeeeee">
        <style:background-image/>
      </style:table-cell-properties>
    </style:style>
    <style:style style:name="Table4" style:family="table">
      <style:table-properties style:width="9.252cm" table:align="margins"/>
    </style:style>
    <style:style style:name="Table4.A" style:family="table-column">
      <style:table-column-properties style:column-width="1.191cm" style:rel-column-width="675*"/>
    </style:style>
    <style:style style:name="Table4.B" style:family="table-column">
      <style:table-column-properties style:column-width="2.514cm" style:rel-column-width="1425*"/>
    </style:style>
    <style:style style:name="Table4.C" style:family="table-column">
      <style:table-column-properties style:column-width="2.404cm" style:rel-column-width="1363*"/>
    </style:style>
    <style:style style:name="Table4.D" style:family="table-column">
      <style:table-column-properties style:column-width="3.143cm" style:rel-column-width="1782*"/>
    </style:style>
    <style:style style:name="Table4.A1" style:family="table-cell">
      <style:table-cell-properties style:vertical-align="bottom" fo:background-color="#666666">
        <style:background-image/>
      </style:table-cell-properties>
    </style:style>
    <style:style style:name="Table4.B1" style:family="table-cell">
      <style:table-cell-properties fo:background-color="#666666">
        <style:background-image/>
      </style:table-cell-properties>
    </style:style>
    <style:style style:name="Table4.A2" style:family="table-cell">
      <style:table-cell-properties fo:background-color="#666666">
        <style:background-image/>
      </style:table-cell-properties>
    </style:style>
    <style:style style:name="Table4.B2" style:family="table-cell">
      <style:table-cell-properties fo:background-color="#666666">
        <style:background-image/>
      </style:table-cell-properties>
    </style:style>
    <style:style style:name="Table4.C2" style:family="table-cell">
      <style:table-cell-properties fo:background-color="#666666">
        <style:background-image/>
      </style:table-cell-properties>
    </style:style>
    <style:style style:name="Table4.D2" style:family="table-cell">
      <style:table-cell-properties fo:background-color="#666666">
        <style:background-image/>
      </style:table-cell-properties>
    </style:style>
    <style:style style:name="Table4.A4" style:family="table-cell">
      <style:table-cell-properties fo:background-color="#eeeeee">
        <style:background-image/>
      </style:table-cell-properties>
    </style:style>
    <style:style style:name="Table4.B4" style:family="table-cell">
      <style:table-cell-properties fo:background-color="#eeeeee">
        <style:background-image/>
      </style:table-cell-properties>
    </style:style>
    <style:style style:name="Table4.C4" style:family="table-cell">
      <style:table-cell-properties fo:background-color="#eeeeee">
        <style:background-image/>
      </style:table-cell-properties>
    </style:style>
    <style:style style:name="Table4.D4" style:family="table-cell">
      <style:table-cell-properties fo:background-color="#eeeeee">
        <style:background-image/>
      </style:table-cell-properties>
    </style:style>
    <style:style style:name="Table4.A6" style:family="table-cell">
      <style:table-cell-properties fo:background-color="#eeeeee">
        <style:background-image/>
      </style:table-cell-properties>
    </style:style>
    <style:style style:name="Table4.B6" style:family="table-cell">
      <style:table-cell-properties fo:background-color="#eeeeee">
        <style:background-image/>
      </style:table-cell-properties>
    </style:style>
    <style:style style:name="Table4.C6" style:family="table-cell">
      <style:table-cell-properties fo:background-color="#eeeeee">
        <style:background-image/>
      </style:table-cell-properties>
    </style:style>
    <style:style style:name="Table4.D6" style:family="table-cell">
      <style:table-cell-properties fo:background-color="#eeeeee">
        <style:background-image/>
      </style:table-cell-properties>
    </style:style>
    <style:style style:name="Table3" style:family="table">
      <style:table-properties style:width="9.252cm" table:align="margins" style:may-break-between-rows="false"/>
    </style:style>
    <style:style style:name="Table3.A" style:family="table-column">
      <style:table-column-properties style:column-width="7.251cm" style:rel-column-width="4111*"/>
    </style:style>
    <style:style style:name="Table3.B" style:family="table-column">
      <style:table-column-properties style:column-width="2cm" style:rel-column-width="1134*"/>
    </style:style>
    <style:style style:name="Table3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officeooo:paragraph-rsid="014d0d7a"/>
    </style:style>
    <style:style style:name="P3" style:family="paragraph" style:parent-style-name="Standard">
      <style:text-properties fo:color="#650953" style:font-name="Liberation Mono" officeooo:rsid="0151fb8c" officeooo:paragraph-rsid="02445465"/>
    </style:style>
    <style:style style:name="P4" style:family="paragraph" style:parent-style-name="Standard">
      <style:text-properties fo:color="#650953" style:font-name="Liberation Mono" officeooo:rsid="015211b7" officeooo:paragraph-rsid="015211b7"/>
    </style:style>
    <style:style style:name="P5" style:family="paragraph" style:parent-style-name="Standard">
      <style:text-properties fo:color="#650953" style:font-name="Liberation Mono" officeooo:rsid="015211b7" officeooo:paragraph-rsid="02414268"/>
    </style:style>
    <style:style style:name="P6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7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8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0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1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2" style:family="paragraph" style:parent-style-name="Standard">
      <style:text-properties officeooo:paragraph-rsid="0133f515"/>
    </style:style>
    <style:style style:name="P13" style:family="paragraph" style:parent-style-name="Standard">
      <style:text-properties officeooo:paragraph-rsid="017b3e6e"/>
    </style:style>
    <style:style style:name="P14" style:family="paragraph" style:parent-style-name="Standard">
      <style:text-properties officeooo:paragraph-rsid="02414268"/>
    </style:style>
    <style:style style:name="P15" style:family="paragraph" style:parent-style-name="Standard">
      <style:text-properties officeooo:rsid="0151fb8c" officeooo:paragraph-rsid="02ca5f38"/>
    </style:style>
    <style:style style:name="P16" style:family="paragraph" style:parent-style-name="Standard">
      <style:text-properties officeooo:paragraph-rsid="01eb3390"/>
    </style:style>
    <style:style style:name="P17" style:family="paragraph" style:parent-style-name="Standard">
      <style:text-properties officeooo:paragraph-rsid="0375e971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650953" style:font-name="Liberation Mono"/>
    </style:style>
    <style:style style:name="P33" style:family="paragraph" style:parent-style-name="Table_20_Contents">
      <style:text-properties fo:color="#650953" style:font-name="Liberation Mono" officeooo:rsid="015211b7" officeooo:paragraph-rsid="015211b7"/>
    </style:style>
    <style:style style:name="P34" style:family="paragraph" style:parent-style-name="Table_20_Contents">
      <style:text-properties fo:color="#650953" style:font-name="Liberation Mono" officeooo:rsid="015211b7" officeooo:paragraph-rsid="0153629c"/>
    </style:style>
    <style:style style:name="P35" style:family="paragraph" style:parent-style-name="Table_20_Contents">
      <style:text-properties fo:color="#650953" style:font-name="Liberation Mono" officeooo:rsid="015211b7" officeooo:paragraph-rsid="02414268"/>
    </style:style>
    <style:style style:name="P36" style:family="paragraph" style:parent-style-name="Table_20_Contents">
      <style:text-properties fo:color="#650953" style:font-name="Liberation Mono" officeooo:paragraph-rsid="02414268"/>
    </style:style>
    <style:style style:name="P37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8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39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ext_20_body">
      <style:text-properties officeooo:rsid="01c16d17" officeooo:paragraph-rsid="01c37905"/>
    </style:style>
    <style:style style:name="P52" style:family="paragraph" style:parent-style-name="Text_20_body">
      <style:text-properties officeooo:paragraph-rsid="02663ba0"/>
    </style:style>
    <style:style style:name="P53" style:family="paragraph" style:parent-style-name="Text_20_body">
      <style:text-properties officeooo:rsid="02750374" officeooo:paragraph-rsid="02750374"/>
    </style:style>
    <style:style style:name="P54" style:family="paragraph" style:parent-style-name="Text_20_body">
      <style:text-properties officeooo:paragraph-rsid="02777165"/>
    </style:style>
    <style:style style:name="P55" style:family="paragraph" style:parent-style-name="Text_20_body">
      <style:text-properties officeooo:rsid="0276eae2" officeooo:paragraph-rsid="0276eae2"/>
    </style:style>
    <style:style style:name="P56" style:family="paragraph" style:parent-style-name="Text_20_body">
      <style:text-properties officeooo:paragraph-rsid="030969ae"/>
    </style:style>
    <style:style style:name="P57" style:family="paragraph" style:parent-style-name="Text_20_body">
      <style:text-properties officeooo:paragraph-rsid="0312b1ef"/>
    </style:style>
    <style:style style:name="P58" style:family="paragraph" style:parent-style-name="Text_20_body">
      <style:text-properties officeooo:rsid="01df58a4" officeooo:paragraph-rsid="01df58a4"/>
    </style:style>
    <style:style style:name="P59" style:family="paragraph" style:parent-style-name="Text_20_body">
      <style:text-properties officeooo:paragraph-rsid="032196d2"/>
    </style:style>
    <style:style style:name="P60" style:family="paragraph" style:parent-style-name="Text_20_body">
      <style:text-properties officeooo:paragraph-rsid="00a109f9"/>
    </style:style>
    <style:style style:name="P61" style:family="paragraph" style:parent-style-name="Text_20_body">
      <style:text-properties officeooo:paragraph-rsid="0325459a"/>
    </style:style>
    <style:style style:name="P62" style:family="paragraph" style:parent-style-name="Text_20_body">
      <style:text-properties officeooo:paragraph-rsid="03498b12"/>
    </style:style>
    <style:style style:name="P63" style:family="paragraph" style:parent-style-name="Text_20_body">
      <style:text-properties officeooo:paragraph-rsid="03533955"/>
    </style:style>
    <style:style style:name="P64" style:family="paragraph" style:parent-style-name="Text_20_body">
      <style:text-properties fo:color="#ffffff"/>
    </style:style>
    <style:style style:name="P65" style:family="paragraph" style:parent-style-name="Text_20_body">
      <style:text-properties officeooo:paragraph-rsid="00a10044"/>
    </style:style>
    <style:style style:name="P66" style:family="paragraph" style:parent-style-name="Footnote">
      <style:text-properties officeooo:paragraph-rsid="03d3d904"/>
    </style:style>
    <style:style style:name="P67" style:family="paragraph" style:parent-style-name="Header">
      <style:text-properties fo:font-style="italic" style:font-style-asian="italic" style:font-style-complex="italic"/>
    </style:style>
    <style:style style:name="P68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69" style:family="paragraph" style:parent-style-name="Heading_20_1">
      <style:text-properties officeooo:paragraph-rsid="0169e75d"/>
    </style:style>
    <style:style style:name="P70" style:family="paragraph" style:parent-style-name="Heading_20_1">
      <style:text-properties officeooo:paragraph-rsid="01c37905"/>
    </style:style>
    <style:style style:name="P71" style:family="paragraph" style:parent-style-name="Heading_20_2">
      <style:text-properties officeooo:rsid="02777165" officeooo:paragraph-rsid="02777165"/>
    </style:style>
    <style:style style:name="P72" style:family="paragraph" style:parent-style-name="Heading_20_2">
      <style:text-properties officeooo:paragraph-rsid="01c37905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c3a1b2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c3a1b2"/>
    </style:style>
    <style:style style:name="P75" style:family="paragraph" style:parent-style-name="Standard" style:list-style-name="L3">
      <style:text-properties officeooo:paragraph-rsid="0312b1ef"/>
    </style:style>
    <style:style style:name="P76" style:family="paragraph" style:parent-style-name="Standard" style:list-style-name="L3">
      <style:text-properties officeooo:paragraph-rsid="037d51d8"/>
    </style:style>
    <style:style style:name="P77" style:family="paragraph" style:parent-style-name="Standard" style:list-style-name="L3">
      <style:text-properties officeooo:paragraph-rsid="038e0810"/>
    </style:style>
    <style:style style:name="P78" style:family="paragraph" style:parent-style-name="Standard" style:list-style-name="L5">
      <style:text-properties officeooo:paragraph-rsid="01e20888"/>
    </style:style>
    <style:style style:name="P79" style:family="paragraph" style:parent-style-name="Standard" style:list-style-name="L5">
      <style:text-properties officeooo:rsid="00266841" officeooo:paragraph-rsid="0027dfd0"/>
    </style:style>
    <style:style style:name="P80" style:family="paragraph" style:parent-style-name="Standard" style:list-style-name="L5">
      <style:text-properties officeooo:rsid="00266841" officeooo:paragraph-rsid="00266841"/>
    </style:style>
    <style:style style:name="P81" style:family="paragraph" style:parent-style-name="Standard" style:list-style-name="L5">
      <style:text-properties officeooo:rsid="00266841" officeooo:paragraph-rsid="010f8fc6"/>
    </style:style>
    <style:style style:name="P82" style:family="paragraph" style:parent-style-name="Standard">
      <style:text-properties officeooo:paragraph-rsid="02ca5f38"/>
    </style:style>
    <style:style style:name="P83" style:family="paragraph" style:parent-style-name="Standard" style:list-style-name="L5">
      <style:text-properties officeooo:rsid="03b8927d" officeooo:paragraph-rsid="03b8927d"/>
    </style:style>
    <style:style style:name="P84" style:family="paragraph" style:parent-style-name="Standard">
      <style:text-properties officeooo:paragraph-rsid="02b95b26"/>
    </style:style>
    <style:style style:name="P85" style:family="paragraph" style:parent-style-name="Tabella">
      <style:paragraph-properties fo:keep-with-next="always"/>
    </style:style>
    <style:style style:name="P86" style:family="paragraph" style:parent-style-name="Text_20_body" style:list-style-name="L1">
      <style:text-properties officeooo:paragraph-rsid="02e39448"/>
    </style:style>
    <style:style style:name="P87" style:family="paragraph" style:parent-style-name="Text_20_body" style:list-style-name="L1">
      <style:text-properties officeooo:paragraph-rsid="00bb3877"/>
    </style:style>
    <style:style style:name="P88" style:family="paragraph" style:parent-style-name="Text_20_body" style:list-style-name="L2"/>
    <style:style style:name="P89" style:family="paragraph" style:parent-style-name="Text_20_body" style:list-style-name="L2">
      <style:text-properties officeooo:paragraph-rsid="01d781ea"/>
    </style:style>
    <style:style style:name="P90" style:family="paragraph" style:parent-style-name="Text_20_body" style:list-style-name="L2">
      <style:text-properties officeooo:rsid="01d51d3b" officeooo:paragraph-rsid="01d51d3b"/>
    </style:style>
    <style:style style:name="P91" style:family="paragraph" style:parent-style-name="Text_20_body" style:list-style-name="L2">
      <style:text-properties officeooo:rsid="03928795" officeooo:paragraph-rsid="03928795"/>
    </style:style>
    <style:style style:name="P92" style:family="paragraph" style:parent-style-name="Text_20_body" style:list-style-name="L4">
      <style:text-properties officeooo:rsid="0210990e" officeooo:paragraph-rsid="0210990e"/>
    </style:style>
    <style:style style:name="P93" style:family="paragraph" style:parent-style-name="Text_20_body">
      <style:text-properties officeooo:paragraph-rsid="03498b12"/>
    </style:style>
    <style:style style:name="P94" style:family="paragraph" style:parent-style-name="Text_20_body">
      <style:text-properties officeooo:paragraph-rsid="03b3fcae"/>
    </style:style>
    <style:style style:name="P95" style:family="paragraph" style:parent-style-name="Text_20_body">
      <style:text-properties officeooo:paragraph-rsid="03a16a77"/>
    </style:style>
    <style:style style:name="T1" style:family="text">
      <style:text-properties officeooo:rsid="0027dfd0"/>
    </style:style>
    <style:style style:name="T2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3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4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5" style:family="text">
      <style:text-properties fo:color="#808030" style:font-name="Liberation Mono" officeooo:rsid="00814651" style:font-name-asian="NSimSun1" style:font-name-complex="Liberation Mono"/>
    </style:style>
    <style:style style:name="T6" style:family="text">
      <style:text-properties fo:color="#808030" style:font-name="Liberation Mono" officeooo:rsid="00afd144" style:font-name-asian="NSimSun1" style:font-name-complex="Liberation Mono"/>
    </style:style>
    <style:style style:name="T7" style:family="text">
      <style:text-properties fo:color="#808030" style:font-name="Liberation Mono" officeooo:rsid="019a3388" style:font-name-asian="NSimSun1" style:font-name-complex="Liberation Mono"/>
    </style:style>
    <style:style style:name="T8" style:family="text">
      <style:text-properties fo:color="#808030" style:font-name="Liberation Mono" officeooo:rsid="0386eb1d" style:font-name-asian="NSimSun1" style:font-name-complex="Liberation Mono"/>
    </style:style>
    <style:style style:name="T9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10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11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fo:font-size="11pt" officeooo:rsid="0022374d" style:font-size-asian="11pt" style:font-size-complex="11pt"/>
    </style:style>
    <style:style style:name="T16" style:family="text">
      <style:text-properties fo:color="#000000" fo:font-size="11pt" officeooo:rsid="01f89afd" style:font-size-asian="11pt" style:font-size-complex="11pt"/>
    </style:style>
    <style:style style:name="T17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20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22" style:family="text">
      <style:text-properties style:font-name="Liberation Sans" fo:font-size="15.5pt" fo:font-weight="bold" officeooo:rsid="03c581c3" style:font-name-asian="Microsoft YaHei" style:font-size-asian="28pt" style:font-weight-asian="bold" style:font-name-complex="Arial" style:font-size-complex="28pt" style:font-weight-complex="bold"/>
    </style:style>
    <style:style style:name="T23" style:family="text">
      <style:text-properties fo:color="#127622"/>
    </style:style>
    <style:style style:name="T24" style:family="text">
      <style:text-properties fo:color="#55215b"/>
    </style:style>
    <style:style style:name="T25" style:family="text">
      <style:text-properties fo:color="#b85c00"/>
    </style:style>
    <style:style style:name="T26" style:family="text">
      <style:text-properties fo:color="#650953"/>
    </style:style>
    <style:style style:name="T27" style:family="text">
      <style:text-properties fo:color="#650953" style:font-name="Liberation Mono" officeooo:rsid="0234923d"/>
    </style:style>
    <style:style style:name="T28" style:family="text">
      <style:text-properties fo:color="#650953" style:font-name="Liberation Mono" officeooo:rsid="024b5d73"/>
    </style:style>
    <style:style style:name="T29" style:family="text">
      <style:text-properties fo:color="#706e0c"/>
    </style:style>
    <style:style style:name="T30" style:family="text">
      <style:text-properties fo:color="#f10d0c"/>
    </style:style>
    <style:style style:name="T31" style:family="text">
      <style:text-properties officeooo:rsid="00a1004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a10044" style:font-style-asian="italic" style:font-style-complex="italic"/>
    </style:style>
    <style:style style:name="T34" style:family="text">
      <style:text-properties fo:font-style="italic" officeooo:rsid="0356bf76" style:font-style-asian="italic" style:font-style-complex="italic"/>
    </style:style>
    <style:style style:name="T35" style:family="text">
      <style:text-properties fo:font-style="italic" officeooo:rsid="0354e6c6" style:font-style-asian="italic" style:font-style-complex="italic"/>
    </style:style>
    <style:style style:name="T36" style:family="text">
      <style:text-properties officeooo:rsid="00a109f9"/>
    </style:style>
    <style:style style:name="T37" style:family="text">
      <style:text-properties officeooo:rsid="00bb3877"/>
    </style:style>
    <style:style style:name="T38" style:family="text">
      <style:text-properties officeooo:rsid="00ce7b5a"/>
    </style:style>
    <style:style style:name="T39" style:family="text">
      <style:text-properties officeooo:rsid="00deb60c"/>
    </style:style>
    <style:style style:name="T40" style:family="text">
      <style:text-properties officeooo:rsid="00df6da4"/>
    </style:style>
    <style:style style:name="T41" style:family="text">
      <style:text-properties officeooo:rsid="00e317fa"/>
    </style:style>
    <style:style style:name="T42" style:family="text">
      <style:text-properties style:text-position="0% 100%" officeooo:rsid="010789ee"/>
    </style:style>
    <style:style style:name="T43" style:family="text">
      <style:text-properties style:text-position="0% 100%" officeooo:rsid="0169e75d"/>
    </style:style>
    <style:style style:name="T44" style:family="text">
      <style:text-properties style:text-position="0% 100%" officeooo:rsid="016d2881"/>
    </style:style>
    <style:style style:name="T45" style:family="text">
      <style:text-properties style:text-position="0% 100%" officeooo:rsid="016e7426"/>
    </style:style>
    <style:style style:name="T46" style:family="text">
      <style:text-properties style:text-position="0% 100%" officeooo:rsid="017c29f0"/>
    </style:style>
    <style:style style:name="T47" style:family="text">
      <style:text-properties style:text-position="0% 100%" officeooo:rsid="017ca2d8"/>
    </style:style>
    <style:style style:name="T48" style:family="text">
      <style:text-properties style:text-position="0% 100%" officeooo:rsid="01fa12e4"/>
    </style:style>
    <style:style style:name="T49" style:family="text">
      <style:text-properties style:text-position="0% 100%" officeooo:rsid="017e26a9"/>
    </style:style>
    <style:style style:name="T50" style:family="text">
      <style:text-properties style:text-position="0% 100%" officeooo:rsid="0219633e"/>
    </style:style>
    <style:style style:name="T51" style:family="text">
      <style:text-properties style:text-position="0% 100%" officeooo:rsid="0230dd65"/>
    </style:style>
    <style:style style:name="T52" style:family="text">
      <style:text-properties style:text-position="0% 100%" officeooo:rsid="0265a25f"/>
    </style:style>
    <style:style style:name="T53" style:family="text">
      <style:text-properties style:text-position="0% 100%" officeooo:rsid="02663ba0"/>
    </style:style>
    <style:style style:name="T54" style:family="text">
      <style:text-properties style:text-position="0% 100%" officeooo:rsid="0269d79f"/>
    </style:style>
    <style:style style:name="T55" style:family="text">
      <style:text-properties style:text-position="0% 100%" officeooo:rsid="02b35791"/>
    </style:style>
    <style:style style:name="T56" style:family="text">
      <style:text-properties style:text-position="0% 100%" officeooo:rsid="02da602c"/>
    </style:style>
    <style:style style:name="T57" style:family="text">
      <style:text-properties style:text-position="0% 100%" officeooo:rsid="02dc5fd5"/>
    </style:style>
    <style:style style:name="T58" style:family="text">
      <style:text-properties style:text-position="0% 100%" officeooo:rsid="031becda"/>
    </style:style>
    <style:style style:name="T59" style:family="text">
      <style:text-properties style:text-position="0% 100%" officeooo:rsid="031daf56"/>
    </style:style>
    <style:style style:name="T60" style:family="text">
      <style:text-properties style:text-position="0% 100%" officeooo:rsid="031fbe96"/>
    </style:style>
    <style:style style:name="T61" style:family="text">
      <style:text-properties style:text-position="0% 100%" officeooo:rsid="032196d2"/>
    </style:style>
    <style:style style:name="T62" style:family="text">
      <style:text-properties style:text-position="0% 100%" fo:font-style="italic" style:font-style-asian="italic" style:font-style-complex="italic"/>
    </style:style>
    <style:style style:name="T63" style:family="text">
      <style:text-properties officeooo:rsid="010f8fc6"/>
    </style:style>
    <style:style style:name="T64" style:family="text">
      <style:text-properties officeooo:rsid="00941058"/>
    </style:style>
    <style:style style:name="T65" style:family="text">
      <style:text-properties officeooo:rsid="011eee5d"/>
    </style:style>
    <style:style style:name="T66" style:family="text">
      <style:text-properties officeooo:rsid="012a97e4"/>
    </style:style>
    <style:style style:name="T67" style:family="text">
      <style:text-properties officeooo:rsid="0139decc"/>
    </style:style>
    <style:style style:name="T68" style:family="text">
      <style:text-properties officeooo:rsid="013b3eea"/>
    </style:style>
    <style:style style:name="T69" style:family="text">
      <style:text-properties officeooo:rsid="014b11f6"/>
    </style:style>
    <style:style style:name="T70" style:family="text">
      <style:text-properties officeooo:rsid="014cad33"/>
    </style:style>
    <style:style style:name="T71" style:family="text">
      <style:text-properties officeooo:rsid="015211b7"/>
    </style:style>
    <style:style style:name="T72" style:family="text">
      <style:text-properties officeooo:rsid="01605e2f"/>
    </style:style>
    <style:style style:name="T73" style:family="text">
      <style:text-properties officeooo:rsid="017a0e0e"/>
    </style:style>
    <style:style style:name="T74" style:family="text">
      <style:text-properties officeooo:rsid="017b3e6e"/>
    </style:style>
    <style:style style:name="T75" style:family="text">
      <style:text-properties style:use-window-font-color="true" style:font-name="Liberation Mono" officeooo:rsid="00acafdf" style:font-name-asian="NSimSun1" style:font-name-complex="Liberation Mono"/>
    </style:style>
    <style:style style:name="T76" style:family="text">
      <style:text-properties style:use-window-font-color="true" style:font-name="Liberation Mono" officeooo:rsid="019c0c48" style:font-name-asian="NSimSun1" style:font-name-complex="Liberation Mono"/>
    </style:style>
    <style:style style:name="T77" style:family="text">
      <style:text-properties style:use-window-font-color="true" style:font-name="Liberation Mono" officeooo:rsid="019a3388" style:font-name-asian="NSimSun1" style:font-name-complex="Liberation Mono"/>
    </style:style>
    <style:style style:name="T78" style:family="text">
      <style:text-properties style:use-window-font-color="true" style:font-name="Liberation Mono" officeooo:rsid="037ec3a2" style:font-name-asian="NSimSun1" style:font-name-complex="Liberation Mono"/>
    </style:style>
    <style:style style:name="T79" style:family="text">
      <style:text-properties style:use-window-font-color="true" style:font-name="Liberation Mono" officeooo:rsid="0380a11f" style:font-name-asian="NSimSun1" style:font-name-complex="Liberation Mono"/>
    </style:style>
    <style:style style:name="T80" style:family="text">
      <style:text-properties style:use-window-font-color="true" style:font-name="Liberation Mono" officeooo:rsid="0381fd5a" style:font-name-asian="NSimSun1" style:font-name-complex="Liberation Mono"/>
    </style:style>
    <style:style style:name="T81" style:family="text">
      <style:text-properties style:use-window-font-color="true" style:font-name="Liberation Mono" officeooo:rsid="0383c077" style:font-name-asian="NSimSun1" style:font-name-complex="Liberation Mono"/>
    </style:style>
    <style:style style:name="T82" style:family="text">
      <style:text-properties style:use-window-font-color="true" style:font-name="Liberation Mono" officeooo:rsid="0386eb1d" style:font-name-asian="NSimSun1" style:font-name-complex="Liberation Mono"/>
    </style:style>
    <style:style style:name="T83" style:family="text">
      <style:text-properties style:use-window-font-color="true" style:font-name="Liberation Mono" officeooo:rsid="03884f49" style:font-name-asian="NSimSun1" style:font-name-complex="Liberation Mono"/>
    </style:style>
    <style:style style:name="T84" style:family="text">
      <style:text-properties style:use-window-font-color="true" style:font-name="Liberation Mono" officeooo:rsid="03894dab" style:font-name-asian="NSimSun1" style:font-name-complex="Liberation Mono"/>
    </style:style>
    <style:style style:name="T85" style:family="text">
      <style:text-properties style:use-window-font-color="true" style:font-name="Liberation Mono" officeooo:rsid="038af2f0" style:font-name-asian="NSimSun1" style:font-name-complex="Liberation Mono"/>
    </style:style>
    <style:style style:name="T86" style:family="text">
      <style:text-properties style:use-window-font-color="true" style:font-name="Liberation Mono" officeooo:rsid="03935f7e" style:font-name-asian="NSimSun1" style:font-name-complex="Liberation Mono"/>
    </style:style>
    <style:style style:name="T87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88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89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90" style:family="text">
      <style:text-properties style:use-window-font-color="true" style:font-name="Liberation Mono" fo:font-size="11pt" officeooo:rsid="0383c077" style:font-name-asian="NSimSun1" style:font-size-asian="11pt" style:font-name-complex="Liberation Mono" style:font-size-complex="11pt"/>
    </style:style>
    <style:style style:name="T91" style:family="text">
      <style:text-properties style:use-window-font-color="true" style:font-name="Liberation Mono" fo:font-size="11pt" officeooo:rsid="03855427" style:font-name-asian="NSimSun1" style:font-size-asian="11pt" style:font-name-complex="Liberation Mono" style:font-size-complex="11pt"/>
    </style:style>
    <style:style style:name="T92" style:family="text">
      <style:text-properties style:use-window-font-color="true" style:font-name="Liberation Mono" fo:font-size="11pt" officeooo:rsid="0380a11f" style:font-name-asian="NSimSun1" style:font-size-asian="11pt" style:font-name-complex="Liberation Mono" style:font-size-complex="11pt"/>
    </style:style>
    <style:style style:name="T93" style:family="text">
      <style:text-properties style:use-window-font-color="true" style:font-name="Liberation Mono" fo:font-size="11pt" officeooo:rsid="03935f7e" style:font-name-asian="NSimSun1" style:font-size-asian="11pt" style:font-name-complex="Liberation Mono" style:font-size-complex="11pt"/>
    </style:style>
    <style:style style:name="T94" style:family="text">
      <style:text-properties style:use-window-font-color="true" style:font-name="Liberation Mono" fo:font-size="11pt" officeooo:rsid="0396e7f3" style:font-name-asian="NSimSun1" style:font-size-asian="11pt" style:font-name-complex="Liberation Mono" style:font-size-complex="11pt"/>
    </style:style>
    <style:style style:name="T95" style:family="text">
      <style:text-properties style:use-window-font-color="true" style:font-name="Liberation Mono" fo:font-size="11pt" officeooo:rsid="0398ce6d" style:font-name-asian="NSimSun1" style:font-size-asian="11pt" style:font-name-complex="Liberation Mono" style:font-size-complex="11pt"/>
    </style:style>
    <style:style style:name="T96" style:family="text">
      <style:text-properties officeooo:rsid="019c0c48"/>
    </style:style>
    <style:style style:name="T97" style:family="text">
      <style:text-properties officeooo:rsid="01a3d527"/>
    </style:style>
    <style:style style:name="T98" style:family="text">
      <style:text-properties officeooo:rsid="01aa3f22"/>
    </style:style>
    <style:style style:name="T99" style:family="text">
      <style:text-properties officeooo:rsid="01ad4272"/>
    </style:style>
    <style:style style:name="T100" style:family="text">
      <style:text-properties officeooo:rsid="01bd57ef"/>
    </style:style>
    <style:style style:name="T101" style:family="text">
      <style:text-properties officeooo:rsid="01be5d9a"/>
    </style:style>
    <style:style style:name="T102" style:family="text">
      <style:text-properties officeooo:rsid="01bfbb81"/>
    </style:style>
    <style:style style:name="T103" style:family="text">
      <style:text-properties officeooo:rsid="01c16d17"/>
    </style:style>
    <style:style style:name="T104" style:family="text">
      <style:text-properties officeooo:rsid="01d4ffce"/>
    </style:style>
    <style:style style:name="T105" style:family="text">
      <style:text-properties officeooo:rsid="01d51d3b"/>
    </style:style>
    <style:style style:name="T106" style:family="text">
      <style:text-properties officeooo:rsid="01d781ea"/>
    </style:style>
    <style:style style:name="T107" style:family="text">
      <style:text-properties officeooo:rsid="01dab305"/>
    </style:style>
    <style:style style:name="T108" style:family="text">
      <style:text-properties officeooo:rsid="01ddbc34"/>
    </style:style>
    <style:style style:name="T109" style:family="text">
      <style:text-properties officeooo:rsid="01e00fd3"/>
    </style:style>
    <style:style style:name="T110" style:family="text">
      <style:text-properties officeooo:rsid="01e1eb14"/>
    </style:style>
    <style:style style:name="T111" style:family="text">
      <style:text-properties officeooo:rsid="01e20888"/>
    </style:style>
    <style:style style:name="T112" style:family="text">
      <style:text-properties officeooo:rsid="01e2c268"/>
    </style:style>
    <style:style style:name="T113" style:family="text">
      <style:text-properties officeooo:rsid="01e69f05"/>
    </style:style>
    <style:style style:name="T114" style:family="text">
      <style:text-properties officeooo:rsid="01e7c56e"/>
    </style:style>
    <style:style style:name="T115" style:family="text">
      <style:text-properties officeooo:rsid="01ed2299"/>
    </style:style>
    <style:style style:name="T116" style:family="text">
      <style:text-properties officeooo:rsid="01f165a3"/>
    </style:style>
    <style:style style:name="T117" style:family="text">
      <style:text-properties officeooo:rsid="01f51711"/>
    </style:style>
    <style:style style:name="T118" style:family="text">
      <style:text-properties officeooo:rsid="01f63035"/>
    </style:style>
    <style:style style:name="T119" style:family="text">
      <style:text-properties officeooo:rsid="01fc09d8"/>
    </style:style>
    <style:style style:name="T120" style:family="text">
      <style:text-properties officeooo:rsid="020ff044"/>
    </style:style>
    <style:style style:name="T121" style:family="text">
      <style:text-properties officeooo:rsid="02109651"/>
    </style:style>
    <style:style style:name="T122" style:family="text">
      <style:text-properties officeooo:rsid="02163986"/>
    </style:style>
    <style:style style:name="T123" style:family="text">
      <style:text-properties officeooo:rsid="021a52f0"/>
    </style:style>
    <style:style style:name="T124" style:family="text">
      <style:text-properties officeooo:rsid="021cddca"/>
    </style:style>
    <style:style style:name="T125" style:family="text">
      <style:text-properties officeooo:rsid="021dfa6c"/>
    </style:style>
    <style:style style:name="T126" style:family="text">
      <style:text-properties fo:font-size="11pt" officeooo:rsid="019c0c48" style:font-size-asian="11pt" style:font-size-complex="11pt"/>
    </style:style>
    <style:style style:name="T127" style:family="text">
      <style:text-properties fo:font-size="11pt" officeooo:rsid="03935f7e" style:font-size-asian="11pt" style:font-size-complex="11pt"/>
    </style:style>
    <style:style style:name="T128" style:family="text">
      <style:text-properties officeooo:rsid="02270d27"/>
    </style:style>
    <style:style style:name="T129" style:family="text">
      <style:text-properties officeooo:rsid="02279f5d"/>
    </style:style>
    <style:style style:name="T130" style:family="text">
      <style:text-properties officeooo:rsid="02282323"/>
    </style:style>
    <style:style style:name="T131" style:family="text">
      <style:text-properties officeooo:rsid="010789ee"/>
    </style:style>
    <style:style style:name="T132" style:family="text">
      <style:text-properties officeooo:rsid="022cad00"/>
    </style:style>
    <style:style style:name="T133" style:family="text">
      <style:text-properties officeooo:rsid="02330f50"/>
    </style:style>
    <style:style style:name="T134" style:family="text">
      <style:text-properties officeooo:rsid="02348977"/>
    </style:style>
    <style:style style:name="T135" style:family="text">
      <style:text-properties officeooo:rsid="023e1cfa"/>
    </style:style>
    <style:style style:name="T136" style:family="text">
      <style:text-properties officeooo:rsid="023f64d3"/>
    </style:style>
    <style:style style:name="T137" style:family="text">
      <style:text-properties officeooo:rsid="0246e87a"/>
    </style:style>
    <style:style style:name="T138" style:family="text">
      <style:text-properties officeooo:rsid="024a2949"/>
    </style:style>
    <style:style style:name="T139" style:family="text">
      <style:text-properties officeooo:rsid="024b5d73"/>
    </style:style>
    <style:style style:name="T140" style:family="text">
      <style:text-properties officeooo:rsid="024c99d1"/>
    </style:style>
    <style:style style:name="T141" style:family="text">
      <style:text-properties officeooo:rsid="024d1fc1"/>
    </style:style>
    <style:style style:name="T142" style:family="text">
      <style:text-properties officeooo:rsid="024e1060"/>
    </style:style>
    <style:style style:name="T143" style:family="text">
      <style:text-properties officeooo:rsid="025551d1"/>
    </style:style>
    <style:style style:name="T144" style:family="text">
      <style:text-properties officeooo:rsid="02583260"/>
    </style:style>
    <style:style style:name="T145" style:family="text">
      <style:text-properties officeooo:rsid="026a8346"/>
    </style:style>
    <style:style style:name="T146" style:family="text">
      <style:text-properties officeooo:rsid="026be98f"/>
    </style:style>
    <style:style style:name="T147" style:family="text">
      <style:text-properties officeooo:rsid="026dde78"/>
    </style:style>
    <style:style style:name="T148" style:family="text">
      <style:text-properties officeooo:rsid="027389d3"/>
    </style:style>
    <style:style style:name="T149" style:family="text">
      <style:text-properties officeooo:rsid="02777165"/>
    </style:style>
    <style:style style:name="T150" style:family="text">
      <style:text-properties officeooo:rsid="027d3588"/>
    </style:style>
    <style:style style:name="T151" style:family="text">
      <style:text-properties officeooo:rsid="027dc2ed"/>
    </style:style>
    <style:style style:name="T152" style:family="text">
      <style:text-properties officeooo:rsid="027f1796"/>
    </style:style>
    <style:style style:name="T153" style:family="text">
      <style:text-properties officeooo:rsid="0251ee1b"/>
    </style:style>
    <style:style style:name="T154" style:family="text">
      <style:text-properties officeooo:rsid="02b7df5a"/>
    </style:style>
    <style:style style:name="T155" style:family="text">
      <style:text-properties officeooo:rsid="01a59738"/>
    </style:style>
    <style:style style:name="T156" style:family="text">
      <style:text-properties officeooo:rsid="01b6152f"/>
    </style:style>
    <style:style style:name="T157" style:family="text">
      <style:text-properties officeooo:rsid="02e3b85d"/>
    </style:style>
    <style:style style:name="T158" style:family="text">
      <style:text-properties officeooo:rsid="02e54909"/>
    </style:style>
    <style:style style:name="T159" style:family="text">
      <style:text-properties officeooo:rsid="02f0e4ed"/>
    </style:style>
    <style:style style:name="T160" style:family="text">
      <style:text-properties officeooo:rsid="02fe8a0c"/>
    </style:style>
    <style:style style:name="T161" style:family="text">
      <style:text-properties officeooo:rsid="02ffdec9"/>
    </style:style>
    <style:style style:name="T162" style:family="text">
      <style:text-properties officeooo:rsid="0304a09c"/>
    </style:style>
    <style:style style:name="T163" style:family="text">
      <style:text-properties officeooo:rsid="03052747"/>
    </style:style>
    <style:style style:name="T164" style:family="text">
      <style:text-properties officeooo:rsid="01df58a4"/>
    </style:style>
    <style:style style:name="T165" style:family="text">
      <style:text-properties officeooo:rsid="032227cc"/>
    </style:style>
    <style:style style:name="T166" style:family="text">
      <style:text-properties officeooo:rsid="0323850a"/>
    </style:style>
    <style:style style:name="T167" style:family="text">
      <style:text-properties officeooo:rsid="0325459a"/>
    </style:style>
    <style:style style:name="T168" style:family="text">
      <style:text-properties officeooo:rsid="03276fc8"/>
    </style:style>
    <style:style style:name="T169" style:family="text">
      <style:text-properties officeooo:rsid="01eb3390"/>
    </style:style>
    <style:style style:name="T170" style:family="text">
      <style:text-properties officeooo:rsid="0356bf76"/>
    </style:style>
    <style:style style:name="T171" style:family="text">
      <style:text-properties officeooo:rsid="036f6e2f"/>
    </style:style>
    <style:style style:name="T172" style:family="text">
      <style:text-properties officeooo:rsid="037902e5"/>
    </style:style>
    <style:style style:name="T173" style:family="text">
      <style:text-properties officeooo:rsid="038e0810"/>
    </style:style>
    <style:style style:name="T174" style:family="text">
      <style:text-properties officeooo:rsid="03928795"/>
    </style:style>
    <style:style style:name="T175" style:family="text">
      <style:text-properties officeooo:rsid="03935f7e"/>
    </style:style>
    <style:style style:name="T176" style:family="text">
      <style:text-properties officeooo:rsid="03949733"/>
    </style:style>
    <style:style style:name="T177" style:family="text">
      <style:text-properties officeooo:rsid="0354e6c6"/>
    </style:style>
    <style:style style:name="T178" style:family="text">
      <style:text-properties officeooo:rsid="03a16a77"/>
    </style:style>
    <style:style style:name="T179" style:family="text">
      <style:text-properties officeooo:rsid="0151fb8c"/>
    </style:style>
    <style:style style:name="T180" style:family="text">
      <style:text-properties style:text-position="super 58%" fo:font-style="italic" style:font-style-asian="italic" style:font-style-complex="italic"/>
    </style:style>
    <style:style style:name="T181" style:family="text">
      <style:text-properties officeooo:rsid="03c581c3"/>
    </style:style>
    <style:style style:name="T182" style:family="text">
      <style:text-properties officeooo:rsid="03d040ca"/>
    </style:style>
    <style:style style:name="T183" style:family="text">
      <style:text-properties officeooo:rsid="03d9cb9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<text:span text:style-name="T22">TSP</text:span></text:p>
      <text:p text:style-name="Subtitle">Michele Maione<text:note text:id="ftn1" text:note-class="footnote"><text:note-citation>1</text:note-citation><text:note-body><text:p text:style-name="P66">Michele Maione – <text:a xlink:type="simple" xlink:href="mailto:michele.maione@studenti.unimi.it" text:style-name="Internet_20_link" text:visited-style-name="Visited_20_Internet_20_Link">michele.maione@studenti.unimi.it</text:a> – <text:span text:style-name="T182">matricola: </text:span>931468. Ottimizzazione Combinatoria, A/A 2019-2020, Università degli Studi di Milano, via Celoria 18, Milano, Italia.</text:p></text:note-body></text:note></text:p>
      <text:h text:style-name="Heading_20_1" text:outline-level="1">Abstract</text:h>
      <text:p text:style-name="P59"><text:span text:style-name="T43">Ho opportunamente modifica</text:span><text:span text:style-name="T46">to</text:span><text:span text:style-name="T43"> l’algoritmo di programmazione dinamica di Held – Karp</text:span><text:span text:style-name="T56">[</text:span><text:span text:style-name="T57"><text:bookmark-ref text:reference-format="number" text:ref-name="__RefNumPara__3045_3829942771">3</text:bookmark-ref></text:span><text:span text:style-name="T56">]</text:span><text:span text:style-name="T43"> per risparmiare memoria. Tramite l’uso di </text:span><text:span text:style-name="T58">un’opportuna codifica per i sotto-percorsi, l’uso di </text:span><text:span text:style-name="T43">alberi </text:span><text:span text:style-name="T59">di ricerca</text:span><text:span text:style-name="T43"> </text:span><text:span text:style-name="T58">come contenitori</text:span><text:span text:style-name="T43"> e generando i sotto-percorsi in un determinato ordine, </text:span><text:span text:style-name="T61">riuscendo a</text:span><text:span text:style-name="T43"> liberare </text:span><text:span text:style-name="T61">circa </text:span><text:span text:style-name="T47">il 15% </text:span><text:span text:style-name="T61">della </text:span><text:span text:style-name="T43">memoria durante l’esecuzione</text:span><text:span text:style-name="T42">. </text:span><text:span text:style-name="T44">Il risparmio di memoria si traduce in una maggiore velocità </text:span><text:span text:style-name="T45">di esecuzione fisica </text:span><text:span text:style-name="T44">(per via del paging) e in un aumento del massimo numero di nodi elaborabili.</text:span></text:p>
      <text:p text:style-name="P52"><text:span text:style-name="T44">H</text:span><text:span text:style-name="T49">o implementato </text:span><text:span text:style-name="T53">gli </text:span><text:span text:style-name="T49">algoritm</text:span><text:span text:style-name="T53">i</text:span><text:span text:style-name="T49"> </text:span><text:span text:style-name="T48">di approssimazione</text:span><text:span text:style-name="T49"> di </text:span><text:span text:style-name="T52">Held</text:span><text:span text:style-name="T51"> – </text:span><text:span text:style-name="T52">Karp </text:span><text:span text:style-name="T55">con rilassamento lagrangiano</text:span><text:span text:style-name="T57">[</text:span><text:span text:style-name="T57"><text:bookmark-ref text:reference-format="number" text:ref-name="__RefNumPara__3047_3829942771">4</text:bookmark-ref></text:span><text:span text:style-name="T57">]</text:span><text:span text:style-name="T55">,</text:span><text:span text:style-name="T52"> </text:span><text:span text:style-name="T53">di</text:span><text:span text:style-name="T52"> </text:span><text:span text:style-name="T49">Christofides</text:span><text:span text:style-name="T56">[</text:span><text:span text:style-name="T57"><text:bookmark-ref text:reference-format="number" text:ref-name="__RefNumPara__3049_3829942771">6</text:bookmark-ref></text:span><text:span text:style-name="T56">] </text:span><text:span text:style-name="T60">(1,5-approssimato)</text:span><text:span text:style-name="T49">, </text:span><text:span text:style-name="T54">di Volgenant – Jonker</text:span><text:span text:style-name="T56">[</text:span><text:span text:style-name="T57"><text:bookmark-ref text:reference-format="number" text:ref-name="__RefNumPara__3051_3829942771">5</text:bookmark-ref></text:span><text:span text:style-name="T56">]</text:span><text:span text:style-name="T54"> (</text:span><text:span text:style-name="T55">solo la parte di rilassamento</text:span><text:span text:style-name="T54">)</text:span><text:span text:style-name="T49"> </text:span><text:span text:style-name="T54">e</text:span><text:span text:style-name="T50"> un algoritmo 2-approssimato</text:span><text:span text:style-name="T49"> per il TSP euclideo</text:span><text:span text:style-name="T57">[</text:span><text:span text:style-name="T57"><text:bookmark-ref text:reference-format="number" text:ref-name="__RefNumPara__3053_3829942771">1</text:bookmark-ref></text:span><text:span text:style-name="T57">]</text:span><text:span text:style-name="T43">.</text:span></text:p>
      <text:h text:style-name="P69" text:outline-level="1">Introduzione</text:h>
      <text:p text:style-name="P1"><text:span text:style-name="T64">Il problema del commesso viaggiatore </text:span><text:span text:style-name="T67">(TSP, Traveling Salesman Problem) </text:span><text:span text:style-name="T69">è trovare il percorso minimo passante per un insieme di città, tale che, si passi una ed una sola volta per la stessa città, e si ritorni alla città di partenza. </text:span><text:span text:style-name="T70">O</text:span><text:span text:style-name="T64">rigina</text:span><text:span text:style-name="T70">riamente</text:span><text:span text:style-name="T64">, il problema era trovare il tour più breve di tutte le capitali degli Stati Uniti.</text:span></text:p>
      <text:p text:style-name="P2"><text:span text:style-name="T69">Matematicam</text:span>ente può essere rappresentato come un grafo pesato. Se il grafo è diretto allora il TSP è definito asimmetrico. Lo scopo consiste nel trovare un ciclo hamiltoniano a costo minimo sul grafo, questo <text:s/>è un problema NP-completo, e viene quindi, principalmente, calcolato tramite approssimazione.</text:p>
      <text:p text:style-name="P82">Ad ogni arco del grafo <text:span text:style-name="T32">G = (V, E)</text:span> è associato un peso c, e una variabile booleana x che indica se l’arco appartiene al percorso. La formulazione mat<text:span text:style-name="T71">ematica del </text:span><text:span text:style-name="T179">problema </text:span><text:span text:style-name="T71">è:</text:span></text:p>
      <text:p text:style-name="P15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6"><draw:frame draw:style-name="fr2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4"><draw:frame draw:style-name="fr2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7"><draw:frame draw:style-name="fr2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office:value-type="string">
            <text:p text:style-name="P34"><draw:frame draw:style-name="fr2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7"><draw:frame draw:style-name="fr2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office:value-type="string">
            <text:p text:style-name="P33"><draw:frame draw:style-name="fr2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9"><draw:frame draw:style-name="fr2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office:value-type="string">
            <text:p text:style-name="P37"><draw:frame draw:style-name="fr2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</table:table>
      <text:p text:style-name="P84"/>
      <text:h text:style-name="Heading_20_1" text:outline-level="1">Algoritmo D.P. di Held – Karp</text:h>
      <text:p text:style-name="P17"><text:span text:style-name="T65">L'algoritmo</text:span> Held – Karp, <text:span text:style-name="T65">è un algoritmo di programmazione dinamica proposto nel 1962 per risolvere il TSP. </text:span><text:span text:style-name="T68">L’algoritmo si basa su una proprietà del TSP: o</text:span><text:span text:style-name="T65">gni </text:span><text:span text:style-name="T72">sotto-percorso</text:span><text:span text:style-name="T65"> di un percorso di minima distanza è esso stesso di minima distanza; </text:span><text:span text:style-name="T68">quindi</text:span><text:span text:style-name="T65"> </text:span><text:span text:style-name="T68">c</text:span><text:span text:style-name="T65">alcola le soluzioni di tutti i </text:span><text:span text:style-name="T72">sotto-problemi</text:span><text:span text:style-name="T65"> </text:span><text:span text:style-name="T68">partendo</text:span><text:span text:style-name="T65"> dal più piccolo. </text:span><text:span text:style-name="T165">Non potendo con</text:span>oscere quali sotto-problemi risolvere, di fatto devono essere risolti tutti. L’algoritmo ha una complessità temporale <text:span text:style-name="T32">O(2</text:span><text:span text:style-name="T180">n</text:span><text:span text:style-name="T32">⋅n</text:span><text:span text:style-name="T180">2</text:span><text:span text:style-name="T32">)</text:span> e una complessità spaziale di <text:span text:style-name="T32">O(2</text:span><text:span text:style-name="T180">n</text:span><text:span text:style-name="T32">⋅√n)</text:span>.</text:p>
      <text:p text:style-name="Standard"/>
      <text:h text:style-name="Heading_20_2" text:outline-level="2">Ottimizzazione</text:h>
      <text:p text:style-name="P65"><text:span text:style-name="T31">Ci sono due ottimizzazioni spaziali che possono essere fatte </text:span><text:span text:style-name="T41">durante l’esecuzione</text:span><text:span text:style-name="T31">:</text:span></text:p>
      <text:list xml:id="list2412576800" text:style-name="L1">
        <text:list-item>
          <text:p text:style-name="P86"><text:span text:style-name="T31">Alla fine dell’elaborazione di una cardinalità </text:span><text:span text:style-name="T33">s</text:span><text:span text:style-name="T31">, si </text:span>possono eliminare gli elementi della cardinalità <text:span text:style-name="T32">s – 2</text:span>, portando l’algoritmo ad una complessità spaziale da <text:span text:style-name="T32">O(2</text:span><text:span text:style-name="T180">n</text:span><text:span text:style-name="T32">⋅n)</text:span> a <text:span text:style-name="T32">O(2</text:span><text:span text:style-name="T180">n</text:span><text:span text:style-name="T32">⋅√n)</text:span>;</text:p>
        </text:list-item>
        <text:list-item>
          <text:p text:style-name="P87"><text:span text:style-name="T36">Prima</text:span><text:span text:style-name="T31"> dell’elaborazione di un set, si possono eliminare gli elementi </text:span><text:span text:style-name="T36">appartenenti alla </text:span><text:span text:style-name="T31">cardinalità </text:span><text:span text:style-name="T33">s – 1</text:span><text:span text:style-name="T31">, </text:span><text:span text:style-name="T36">che hanno il primo elemento </text:span><text:span text:style-name="T40">minore</text:span><text:span text:style-name="T36"> dal primo elemento del set attuale</text:span><text:span text:style-name="T37">, </text:span><text:span text:style-name="T157">riducendo del 15% la memoria utilizzata</text:span><text:span text:style-name="T36">.</text:span></text:p>
        </text:list-item>
      </text:list>
      <text:p text:style-name="P60"><text:span text:style-name="T166">Nella</text:span><text:span text:style-name="T36"> </text:span><text:span text:style-name="T166">seguente </text:span><text:span text:style-name="T36">tabella </text:span><text:span text:style-name="T38">di esempio </text:span><text:span text:style-name="T66">di 5 nodi,</text:span><text:span text:style-name="T36"> ho </text:span><text:span text:style-name="T166">evidenziato con </text:span><text:span text:style-name="T36">color</text:span><text:span text:style-name="T166">i diversi</text:span><text:span text:style-name="T36"> i </text:span>set di nodi <text:span text:style-name="T36">che dipendono tra di loro. Resta il fatto che </text:span><text:span text:style-name="T168">la dipendenza è relativa</text:span><text:span text:style-name="T36"> solo </text:span><text:span text:style-name="T168">a</text:span><text:span text:style-name="T36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50">Cardinalità</text:p>
          </table:table-cell>
          <table:table-cell table:style-name="Table1.A1" office:value-type="string">
            <text:p text:style-name="P49">Set</text:p>
          </table:table-cell>
        </table:table-row>
        <table:table-row>
          <table:table-cell office:value-type="string">
            <text:p text:style-name="P30">1</text:p>
          </table:table-cell>
          <table:table-cell office:value-type="string">
            <text:p text:style-name="P31"><text:span text:style-name="T23">{1},</text:span> <text:span text:style-name="T26">{2}</text:span>, <text:span text:style-name="T25">{3}</text:span>, <text:span text:style-name="T29">{4}</text:span>, <text:span text:style-name="T30">{5}</text:span></text:p>
          </table:table-cell>
        </table:table-row>
        <table:table-row>
          <table:table-cell table:style-name="Table1.A3" office:value-type="string">
            <text:p text:style-name="P30">2</text:p>
          </table:table-cell>
          <table:table-cell table:style-name="Table1.A3" office:value-type="string">
            <text:p text:style-name="P31"><text:span text:style-name="T23">{1,2}, {1,3}, {1,4}, {1,5},</text:span> <text:span text:style-name="T24">{2,3}, {2,4}, {2,5},</text:span> <text:span text:style-name="T25">{3,4}, {3,5}, </text:span><text:span text:style-name="T29">{4,5}</text:span></text:p>
          </table:table-cell>
        </table:table-row>
        <table:table-row>
          <table:table-cell office:value-type="string">
            <text:p text:style-name="P30">3</text:p>
          </table:table-cell>
          <table:table-cell office:value-type="string">
            <text:p text:style-name="P31"><text:span text:style-name="T23">{1,2,3}, {1,2,4}, {1,2,5}, {1,3,4}, {1,3,5}, {1,4,5},</text:span> <text:span text:style-name="T24">{2,3,4}, {2,3,5}, {2,4,5},</text:span> <text:span text:style-name="T25">{3,4,5}</text:span></text:p>
          </table:table-cell>
        </table:table-row>
        <table:table-row>
          <table:table-cell table:style-name="Table1.A3" office:value-type="string">
            <text:p text:style-name="P30">4</text:p>
          </table:table-cell>
          <table:table-cell table:style-name="Table1.A3" office:value-type="string">
            <text:p text:style-name="P31"><text:span text:style-name="T23">{1,2,3,4}, {1,2,3,5}, {1,2,4,5}, {1,3,4,5},</text:span> <text:span text:style-name="T26">{2,3,4,5}</text:span></text:p>
          </table:table-cell>
        </table:table-row>
        <table:table-row>
          <table:table-cell office:value-type="string">
            <text:p text:style-name="P30">5</text:p>
          </table:table-cell>
          <table:table-cell office:value-type="string">
            <text:p text:style-name="P39">{1,2,3,4,5}</text:p>
          </table:table-cell>
        </table:table-row>
      </table:table>
      <text:p text:style-name="Standard"/>
      <text:h text:style-name="Heading_20_1" text:outline-level="1">Algoritmo di Christofides</text:h>
      <text:p text:style-name="Text_20_body">L'algoritmo Christofides<text:span text:style-name="T159">[</text:span><text:span text:style-name="T159"><text:bookmark-ref text:reference-format="number" text:ref-name="__RefNumPara__3049_3829942771">6</text:bookmark-ref></text:span><text:span text:style-name="T159">]</text:span> è un algoritmo del 1976 per trovare soluzioni approssimative al problema del <text:span text:style-name="T97">TSP</text:span> euclideo. È un algoritmo di approssimazione che garantisce un fattore 3/2 <text:span text:style-name="T97">sulla soluzione ottima</text:span>. <text:span text:style-name="T104">L</text:span>'algoritmo <text:span text:style-name="T104">esegue i seguenti passi:</text:span></text:p>
      <text:list xml:id="list3272816750" text:style-name="L2">
        <text:list-item>
          <text:p text:style-name="P90">T = albero ricoprente minimo del grafo G;</text:p>
        </text:list-item>
        <text:list-item>
          <text:p text:style-name="P88">O <text:span text:style-name="T105">= </text:span>insieme d<text:span text:style-name="T105">ei</text:span> <text:span text:style-name="T105">nodi</text:span> con grado dispari in T;</text:p>
        </text:list-item>
        <text:list-item>
          <text:p text:style-name="P91">S = <text:span text:style-name="T175">s</text:span>otto-grafo indotto di G usando i nodi in O;</text:p>
        </text:list-item>
        <text:list-item>
          <text:p text:style-name="P88">M <text:span text:style-name="T105">= accoppiamento perfetto </text:span>di peso minimo <text:span text:style-name="T107">su </text:span><text:span text:style-name="T174">S;</text:span></text:p>
        </text:list-item>
        <text:list-item>
          <text:p text:style-name="P88"><text:span text:style-name="T106">H = </text:span><text:span text:style-name="T116">multi-grafo</text:span><text:span text:style-name="T106"> connesso formato dagli archi</text:span> di <text:span text:style-name="T176">T</text:span> e <text:span text:style-name="T176">M</text:span>;</text:p>
        </text:list-item>
        <text:list-item>
          <text:p text:style-name="P88"><text:span text:style-name="T105">C = </text:span><text:span text:style-name="T116">circuito</text:span><text:span text:style-name="T105"> euleriano su </text:span>H;</text:p>
        </text:list-item>
        <text:list-item>
          <text:p text:style-name="P89"><text:span text:style-name="T108">Z =</text:span><text:span text:style-name="T106"> circuito hamiltoniano da C, saltando i vertici ripetuti.</text:span></text:p>
        </text:list-item>
      </text:list>
      <text:p text:style-name="P58">Z sarà la soluzione del TSP.</text:p>
      <text:h text:style-name="Heading_20_2" text:outline-level="2">Implementazione</text:h>
      <text:p text:style-name="P57"><text:span text:style-name="T154">G</text:span><text:span text:style-name="T155">li algoritmi interni </text:span><text:span text:style-name="T154">utilizzati sono:</text:span></text:p>
      <text:list xml:id="list2923490598" text:style-name="L3">
        <text:list-item>
          <text:p text:style-name="P75">MST: <text:span text:style-name="T109">uso l’algoritmo di P</text:span>rim <text:span text:style-name="T32">O(E⋅㏒V)</text:span><text:span text:style-name="T109">;</text:span></text:p>
        </text:list-item>
        <text:list-item>
          <text:p text:style-name="P75">OddVertices: <text:span text:style-name="T109">creo un vettore di vertici di grado</text:span> dispari <text:span text:style-name="T32">O(V)</text:span>;</text:p>
        </text:list-item>
        <text:list-item>
          <text:p text:style-name="P76">PerfectMatching: <text:span text:style-name="T109">ho </text:span><text:span text:style-name="T110">utilizzato</text:span><text:span text:style-name="T109"> </text:span><text:span text:style-name="T172">l’</text:span><text:span text:style-name="T109">algoritmo </text:span><text:span text:style-name="T172">di Edmonds</text:span><text:span text:style-name="T158">[</text:span><text:span text:style-name="T158"><text:bookmark-ref text:reference-format="number" text:ref-name="__RefNumPara__3323_1941675288">7</text:bookmark-ref></text:span><text:span text:style-name="T158">]</text:span><text:span text:style-name="T109"> per calcolare l’accoppiamento perfetto pesato, </text:span><text:span text:style-name="T119">esegui</text:span>to in <text:span text:style-name="T32">O(V</text:span><text:span text:style-name="T180">2</text:span><text:span text:style-name="T32">⋅E)</text:span>;</text:p>
        </text:list-item>
        <text:list-item>
          <text:p text:style-name="P77"><text:span text:style-name="T164">Hamiltonian: </text:span><text:span text:style-name="T117">trovo un circuito euleriano </text:span><text:span text:style-name="T173">e </text:span><text:span text:style-name="T162">lo trasformo in un </text:span><text:span text:style-name="T163">circuito</text:span><text:span text:style-name="T162"> hamiltonian</text:span>o <text:span text:style-name="T32">O(E)</text:span>.</text:p>
        </text:list-item>
      </text:list>
      <text:p text:style-name="Standard"/>
      <text:h text:style-name="Heading_20_1" text:outline-level="1">Algoritmi con rilassamento lagrangiano</text:h>
      <text:p text:style-name="P61"><text:span text:style-name="T146">Gli </text:span><text:span text:style-name="T133">algoritm</text:span><text:span text:style-name="T146">i branch and bound con rilassamento lagrangiano di Held – Karp</text:span><text:span text:style-name="T159">[</text:span><text:span text:style-name="T159"><text:bookmark-ref text:reference-format="number" text:ref-name="__RefNumPara__3047_3829942771">4</text:bookmark-ref></text:span><text:span text:style-name="T159">]</text:span><text:span text:style-name="T146"> e Volgenant – Jonker</text:span><text:span text:style-name="T159">[</text:span><text:span text:style-name="T159"><text:bookmark-ref text:reference-format="number" text:ref-name="__RefNumPara__3051_3829942771">5</text:bookmark-ref></text:span><text:span text:style-name="T159">]</text:span><text:span text:style-name="T146">,</text:span><text:span text:style-name="T133"> </text:span><text:span text:style-name="T146">risalgono rispettivamente al 1969 e al</text:span> <text:span text:style-name="T133">1980.</text:span> <text:span text:style-name="T133">Si basa</text:span><text:span text:style-name="T146">no</text:span><text:span text:style-name="T133"> sul concetto che un ciclo hamiltoniano è un </text:span><text:span text:style-name="T150">1</text:span><text:span text:style-name="T133">-albero in cui ogni vertice ha grado uguale a 2. </text:span><text:span text:style-name="T134">Il costo di un ciclo hamiltoniano su un grafo connesso e non diretto è maggiore del costo minimo di </text:span><text:span text:style-name="T135">1</text:span><text:span text:style-name="T134">-albero su quel grafo. Dato un tour ottimo</text:span><text:span text:style-name="T134"><draw:frame draw:style-name="fr3" draw:name="Object20" text:anchor-type="as-char" svg:y="-0.437cm" svg:width="0.836cm" svg:height="0.527cm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4">e un </text:span><text:span text:style-name="T135">1</text:span><text:span text:style-name="T134">-albero</text:span><text:span text:style-name="T27"><draw:frame draw:style-name="fr3" draw:name="Object21" text:anchor-type="as-char" svg:y="-0.377cm" svg:width="0.482cm" svg:height="0.467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4">, si ha:</text:span><text:span text:style-name="T134"><draw:frame draw:style-name="fr3" draw:name="Object19" text:anchor-type="as-char" svg:y="-0.437cm" svg:width="3.581cm" svg:height="0.557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4">. <text:s/>Il rilassamento lagrangiano tenta di migliorare il bound eliminando una parte dei vincoli dal problema originale, inserendoli nella funzione obiettivo. In questo caso si eliminano i vincoli di grado sui verti</text:span><text:span text:style-name="T137">ci</text:span><text:span text:style-name="T27"><draw:frame draw:style-name="fr3" draw:name="Object25" text:anchor-type="as-char" svg:y="-0.379cm" svg:width="1.729cm" svg:height="0.492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4">, </text:span><text:span text:style-name="T136">inserendoli nella funzione obiettivo come somma pesata secondo dei moltiplicatori lagrangiani</text:span><text:span text:style-name="T136"><draw:frame draw:style-name="fr3" draw:name="Object24" text:anchor-type="as-char" svg:y="-0.377cm" svg:width="0.501cm" svg:height="0.531cm" draw:z-index="12"><draw:object xlink:href="./Object 24" xlink:type="simple" xlink:show="embed" xlink:actuate="onLoad"/><draw:image xlink:href="./ObjectReplacements/Object 24" xlink:type="simple" xlink:show="embed" xlink:actuate="onLoad"/></draw:frame></text:span><text:span text:style-name="T136">. </text:span><text:span text:style-name="T167">N</text:span><text:span text:style-name="T137">ella tabella successiva è possibile notare </text:span><text:span text:style-name="T167">che</text:span><text:span text:style-name="T137"> tutti i vincoli del problema corrispondono al modello matematico di un </text:span><text:span text:style-name="T150">1</text:span><text:span text:style-name="T137">-albero. </text:span><text:span text:style-name="T138">Le soluzioni del problema lagrangiano sono tutti gli </text:span><text:span text:style-name="T150">1</text:span><text:span text:style-name="T147">-</text:span><text:span text:style-name="T138">alberi del grafo.</text:span></text:p>
      <table:table table:name="Table11" table:style-name="Table11">
        <table:table-column table:style-name="Table11.A"/>
        <table:table-column table:style-name="Table11.B"/>
        <table:table-row>
          <table:table-cell table:number-columns-spanned="2" office:value-type="string">
            <text:p text:style-name="P11"><draw:frame draw:style-name="fr2" draw:name="Object18" text:anchor-type="as-char" svg:y="-0.432cm" svg:width="7.936cm" svg:height="0.884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</table:table-row>
        <table:table-row>
          <table:table-cell office:value-type="string">
            <text:p text:style-name="P5"><draw:frame draw:style-name="fr2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P36"/>
          </table:table-cell>
        </table:table-row>
        <table:table-row>
          <table:table-cell office:value-type="string">
            <text:p text:style-name="P3"><draw:frame draw:style-name="fr2" draw:name="Object14" text:anchor-type="as-char" svg:y="-0.432cm" svg:width="1.729cm" svg:height="0.861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P35"/>
          </table:table-cell>
        </table:table-row>
        <table:table-row>
          <table:table-cell office:value-type="string">
            <text:p text:style-name="P8"><draw:frame draw:style-name="fr2" draw:name="Object15" text:anchor-type="as-char" svg:y="-0.432cm" svg:width="2.769cm" svg:height="0.88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P14"><draw:frame draw:style-name="fr3" draw:name="Object12" text:anchor-type="as-char" svg:y="-0.386cm" svg:width="4.17cm" svg:height="0.506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10"><draw:frame draw:style-name="fr2" draw:name="Object17" text:anchor-type="as-char" svg:y="-0.377cm" svg:width="1.753cm" svg:height="0.531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P38"><draw:frame draw:style-name="fr1" draw:name="Object11" text:anchor-type="as-char" svg:y="-0.386cm" svg:width="1.794cm" svg:height="0.506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</table:table>
      <text:p text:style-name="P62"/>
      <text:p text:style-name="P62"><text:span text:style-name="T139">Il valore</text:span><text:span text:style-name="T139"><draw:frame draw:style-name="fr1" draw:name="Object22" text:anchor-type="as-char" svg:y="-0.386cm" svg:width="1.035cm" svg:height="0.506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0">costituisce un lower bound. Quindi per ottenere un buon lower bound si può cercare di massimizzare</text:span><text:span text:style-name="T28"><draw:frame draw:style-name="fr1" draw:name="Object23" text:anchor-type="as-char" svg:y="-0.39cm" svg:width="1.035cm" svg:height="0.506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0">. </text:span><text:span text:style-name="T141">Questa massimizzazione viene effettuata con il metodo del sub-gradiente.</text:span></text:p>
      <text:h text:style-name="Heading_20_2" text:outline-level="2">Metodo del sub-gradiente</text:h>
      <text:p text:style-name="P95"><text:span text:style-name="T153">Sia Held – Karp che Volgenant – Jonker propongono una serie di equazioni per il calcolo </text:span><text:span text:style-name="T171">di una</text:span><text:span text:style-name="T142"> successione di</text:span><text:span text:style-name="T142"><draw:frame draw:style-name="fr1" draw:name="Object7" text:anchor-type="as-char" svg:y="-0.377cm" svg:width="0.501cm" svg:height="0.531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2">secondo l</text:span><text:span text:style-name="T171">e</text:span><text:span text:style-name="T142"> seguente regol</text:span><text:span text:style-name="T171">e euristiche, </text:span><text:span text:style-name="T143">tra loro differenti che cambiano leggermente i valori restituiti ma non l’algoritmo. </text:span><text:span text:style-name="T178">Il parametro </text:span><text:span text:style-name="T34">α = 2</text:span><text:span text:style-name="T170"> decresce durante l’esecuzione, </text:span><text:span text:style-name="T35">M</text:span><text:span text:style-name="T177"> </text:span><text:span text:style-name="T178">è il </text:span><text:span text:style-name="T177">numero massimo di iterazioni.</text:span></text:p>
      <text:p text:style-name="P85"><text:soft-page-break/>Tabella <text:sequence text:ref-name="refTabella0" text:name="Tabella" text:formula="ooow:Tabella+1" style:num-format="1">1</text:sequence>: Held – Karp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Object4" text:anchor-type="as-char" svg:y="-0.437cm" svg:width="3.524cm" svg:height="0.591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><draw:frame draw:style-name="fr1" draw:name="Object6" text:anchor-type="as-char" svg:y="-0.377cm" svg:width="1.914cm" svg:height="0.531cm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Table_20_Contents"><draw:frame draw:style-name="fr1" draw:name="Object5" text:anchor-type="as-char" svg:y="-0.711cm" svg:width="3.51cm" svg:height="1.485cm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85">Tabella <text:sequence text:ref-name="refTabella1" text:name="Tabella" text:formula="ooow:Tabella+1" style:num-format="1">2</text:sequence>: Volgenant – Jonk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draw:frame draw:style-name="fr1" draw:name="Object36" text:anchor-type="as-char" svg:y="-0.437cm" svg:width="7.168cm" svg:height="0.591cm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><draw:frame draw:style-name="fr1" draw:name="Object2" text:anchor-type="as-char" svg:y="-0.377cm" svg:width="1.914cm" svg:height="0.531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10.A1" office:value-type="string">
            <text:p text:style-name="Table_20_Contents"><draw:frame draw:style-name="fr1" draw:name="Object1" text:anchor-type="as-char" svg:y="-0.711cm" svg:width="6.031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/>
          </table:table-cell>
        </table:table-row>
      </table:table>
      <text:h text:style-name="Heading_20_1" text:outline-level="1">Algoritmo 2-approssimato (Cormen)</text:h>
      <text:p text:style-name="P56">L'<text:span text:style-name="T124">altro algoritmo</text:span><text:span text:style-name="T120"> </text:span><text:span text:style-name="T124">che ho codificato </text:span><text:span text:style-name="T120">è un 2-approssimato </text:span><text:span text:style-name="T125">che viene eseguito in</text:span><text:span text:style-name="T121"> </text:span><text:span text:style-name="T32">Θ(V²)</text:span><text:span text:style-name="T120">.</text:span> <text:span text:style-name="T104">L</text:span>'algoritmo <text:span text:style-name="T104">esegue i seguenti passi:</text:span></text:p>
      <text:list xml:id="list612304545" text:style-name="L4">
        <text:list-item>
          <text:p text:style-name="P92">Seleziona un vertice r come radice;</text:p>
        </text:list-item>
        <text:list-item>
          <text:p text:style-name="P92">Usa l’algoritmo di Prim per calcolare un albero di connessione minimo T;</text:p>
        </text:list-item>
        <text:list-item>
          <text:p text:style-name="P92">Sia H una lista di vertice, ordinata in base a quando un vertice viene visitato per primo in un attraversamento anticipato di T;</text:p>
        </text:list-item>
        <text:list-item>
          <text:p text:style-name="P92">Ritorna il ciclo hamiltoniano da H.</text:p>
        </text:list-item>
      </text:list>
      <text:h text:style-name="Heading_20_1" text:outline-level="1">Risultati ottenuti</text:h>
      <text:p text:style-name="P12"><text:span text:style-name="T99">Ho testato su varie </text:span><text:span text:style-name="T115">istanze</text:span><text:span text:style-name="T99"> di grafi euclidei </text:span><text:span text:style-name="T115">casuali</text:span><text:span text:style-name="T99">, </text:span><text:span text:style-name="T122">l</text:span><text:span text:style-name="T99">’errore medio </text:span><text:span text:style-name="T122">per l’algoritmo di Christofides </text:span><text:span text:style-name="T99">è comunque sotto il fattore massimo 3/2</text:span><text:span text:style-name="T73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40">Nodi</text:p>
          </table:table-cell>
          <table:table-cell table:style-name="Table7.B1" table:number-columns-spanned="3" office:value-type="string">
            <text:p text:style-name="P44">Errore medio</text:p>
          </table:table-cell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43">Christofides</text:p>
          </table:table-cell>
          <table:table-cell table:style-name="Table7.C2" office:value-type="string">
            <text:p text:style-name="P41">Held – Karp</text:p>
          </table:table-cell>
          <table:table-cell table:style-name="Table7.D2" office:value-type="string">
            <text:p text:style-name="P42"><text:span text:style-name="T120">2-</text:span>approssimato</text:p>
          </table:table-cell>
        </table:table-row>
        <table:table-row>
          <table:table-cell office:value-type="string">
            <text:p text:style-name="P18">4</text:p>
          </table:table-cell>
          <table:table-cell office:value-type="string">
            <text:p text:style-name="P18"><text:span text:style-name="T128">1,</text:span><text:span text:style-name="T144">00</text:span>%</text:p>
          </table:table-cell>
          <table:table-cell office:value-type="string">
            <text:p text:style-name="P29">0,00%</text:p>
          </table:table-cell>
          <table:table-cell office:value-type="string">
            <text:p text:style-name="P19"><text:span text:style-name="T129">1,</text:span><text:span text:style-name="T144">00</text:span>%</text:p>
          </table:table-cell>
        </table:table-row>
        <table:table-row>
          <table:table-cell table:style-name="Table7.A4" office:value-type="string">
            <text:p text:style-name="P26">6</text:p>
          </table:table-cell>
          <table:table-cell table:style-name="Table7.B4" office:value-type="string">
            <text:p text:style-name="P26">4,<text:span text:style-name="T128">5</text:span><text:span text:style-name="T144">0</text:span>%</text:p>
          </table:table-cell>
          <table:table-cell table:style-name="Table7.C4" office:value-type="string">
            <text:p text:style-name="P29">0,00%</text:p>
          </table:table-cell>
          <table:table-cell table:style-name="Table7.D4" office:value-type="string">
            <text:p text:style-name="P27"><text:span text:style-name="T129">18,39</text:span>%</text:p>
          </table:table-cell>
        </table:table-row>
        <table:table-row>
          <table:table-cell office:value-type="string">
            <text:p text:style-name="P18">10</text:p>
          </table:table-cell>
          <table:table-cell office:value-type="string">
            <text:p text:style-name="P18"><text:span text:style-name="T128">1</text:span>,<text:span text:style-name="T128">67</text:span>%</text:p>
          </table:table-cell>
          <table:table-cell office:value-type="string">
            <text:p text:style-name="P29">0,00%</text:p>
          </table:table-cell>
          <table:table-cell office:value-type="string">
            <text:p text:style-name="P20"><text:span text:style-name="T13">1</text:span><text:span text:style-name="T14">5</text:span><text:span text:style-name="T13">,</text:span><text:span text:style-name="T14">74</text:span><text:span text:style-name="T12">%</text:span></text:p>
          </table:table-cell>
        </table:table-row>
        <table:table-row>
          <table:table-cell table:style-name="Table7.A6" office:value-type="string">
            <text:p text:style-name="P18">15</text:p>
          </table:table-cell>
          <table:table-cell table:style-name="Table7.B6" office:value-type="string">
            <text:p text:style-name="P18"><text:span text:style-name="T114">1</text:span><text:span text:style-name="T128">3</text:span>,7<text:span text:style-name="T128">7</text:span>%</text:p>
          </table:table-cell>
          <table:table-cell table:style-name="Table7.C6" office:value-type="string">
            <text:p text:style-name="P29">0,00%</text:p>
          </table:table-cell>
          <table:table-cell table:style-name="Table7.D6" office:value-type="string">
            <text:p text:style-name="P20"><text:span text:style-name="T13">2</text:span><text:span text:style-name="T14">4</text:span><text:span text:style-name="T13">,</text:span><text:span text:style-name="T14">2</text:span><text:span text:style-name="T13">5</text:span><text:span text:style-name="T12">%</text:span></text:p>
          </table:table-cell>
        </table:table-row>
        <table:table-row>
          <table:table-cell office:value-type="string">
            <text:p text:style-name="P18">20</text:p>
          </table:table-cell>
          <table:table-cell office:value-type="string">
            <text:p text:style-name="P21"><text:span text:style-name="T128">4</text:span><text:span text:style-name="T12">,</text:span><text:span text:style-name="T128">84</text:span><text:span text:style-name="T12">%</text:span></text:p>
          </table:table-cell>
          <table:table-cell office:value-type="string">
            <text:p text:style-name="P29">0,00%</text:p>
          </table:table-cell>
          <table:table-cell office:value-type="string">
            <text:p text:style-name="P20"><text:span text:style-name="T14">21</text:span><text:span text:style-name="T13">,</text:span><text:span text:style-name="T14">88</text:span><text:span text:style-name="T12">%</text:span></text:p>
          </table:table-cell>
        </table:table-row>
      </table:table>
      <text:p text:style-name="P16"/>
      <text:p text:style-name="P16"><text:span text:style-name="T169">Nel seguente grafo da 6 nodi si può notare </text:span><text:span text:style-name="T168">che</text:span><text:span text:style-name="T169"> l’algoritmo di Christofides </text:span><text:span text:style-name="T168">calcola</text:span><text:span text:style-name="T183">re</text:span><text:span text:style-name="T169"> un tour peggiore.</text:span></text:p>
      <text:h text:style-name="Heading_20_3" text:outline-level="3">Tempi d’esecuzione</text:h>
      <text:p text:style-name="P94"><text:span text:style-name="T131">L’algoritmo </text:span><text:span text:style-name="T130">di Christofides </text:span><text:span text:style-name="T131">ha complessità temporale </text:span><text:span text:style-name="T32">O(V</text:span><text:span text:style-name="T180">2</text:span><text:span text:style-name="T62">⋅</text:span><text:span text:style-name="T32">E)</text:span> mentre il 2-approssimato <text:span text:style-name="T32">Θ(V²)</text:span>. <text:span text:style-name="T156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45">Nodi</text:p>
            </table:table-cell>
            <table:table-cell table:style-name="Table4.B1" table:number-columns-spanned="3" office:value-type="string">
              <text:p text:style-name="P48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46">Christofides</text:p>
          </table:table-cell>
          <table:table-cell table:style-name="Table4.C2" office:value-type="string">
            <text:p text:style-name="P47">Held – Karp</text:p>
          </table:table-cell>
          <table:table-cell table:style-name="Table4.D2" office:value-type="string">
            <text:p text:style-name="P47"><text:span text:style-name="T132">2-</text:span>Approssimato</text:p>
          </table:table-cell>
        </table:table-row>
        <table:table-row>
          <table:table-cell office:value-type="string">
            <text:p text:style-name="P22">2<text:span text:style-name="T98">5</text:span></text:p>
          </table:table-cell>
          <table:table-cell office:value-type="string">
            <text:p text:style-name="P22">00'0<text:span text:style-name="T98">0</text:span>"<text:span text:style-name="T98">01</text:span></text:p>
          </table:table-cell>
          <table:table-cell office:value-type="string">
            <text:p text:style-name="P24">00'0<text:span text:style-name="T98">0</text:span>"<text:span text:style-name="T98">01</text:span></text:p>
          </table:table-cell>
          <table:table-cell office:value-type="string">
            <text:p text:style-name="P23">00'0<text:span text:style-name="T98">0</text:span>"<text:span text:style-name="T98">01</text:span></text:p>
          </table:table-cell>
        </table:table-row>
        <table:table-row>
          <table:table-cell table:style-name="Table4.A4" office:value-type="string">
            <text:p text:style-name="P28">100</text:p>
          </table:table-cell>
          <table:table-cell table:style-name="Table4.B4" office:value-type="string">
            <text:p text:style-name="P22">00'00"02</text:p>
          </table:table-cell>
          <table:table-cell table:style-name="Table4.C4" office:value-type="string">
            <text:p text:style-name="P25">0<text:span text:style-name="T151">1</text:span>'<text:span text:style-name="T151">41</text:span>"<text:span text:style-name="T151">89</text:span></text:p>
          </table:table-cell>
          <table:table-cell table:style-name="Table4.D4" office:value-type="string">
            <text:p text:style-name="P23">00'0<text:span text:style-name="T98">0</text:span>"<text:span text:style-name="T98">01</text:span></text:p>
          </table:table-cell>
        </table:table-row>
        <table:table-row>
          <table:table-cell office:value-type="string">
            <text:p text:style-name="P28">500</text:p>
          </table:table-cell>
          <table:table-cell office:value-type="string">
            <text:p text:style-name="P22">00'00"<text:span text:style-name="T160">21</text:span></text:p>
          </table:table-cell>
          <table:table-cell office:value-type="string">
            <text:p text:style-name="P24"/>
          </table:table-cell>
          <table:table-cell office:value-type="string">
            <text:p text:style-name="P23">00'0<text:span text:style-name="T98">0</text:span>"<text:span text:style-name="T160">08</text:span></text:p>
          </table:table-cell>
        </table:table-row>
        <table:table-row>
          <table:table-cell table:style-name="Table4.A6" office:value-type="string">
            <text:p text:style-name="P28">1000</text:p>
          </table:table-cell>
          <table:table-cell table:style-name="Table4.B6" office:value-type="string">
            <text:p text:style-name="P22">00'00"<text:span text:style-name="T160">92</text:span></text:p>
          </table:table-cell>
          <table:table-cell table:style-name="Table4.C6" office:value-type="string">
            <text:p text:style-name="P23"/>
          </table:table-cell>
          <table:table-cell table:style-name="Table4.D6" office:value-type="string">
            <text:p text:style-name="P23">00'0<text:span text:style-name="T98">0</text:span>"<text:span text:style-name="T160">35</text:span></text:p>
          </table:table-cell>
        </table:table-row>
      </table:table>
      <text:p text:style-name="Standard"/>
      <text:h text:style-name="Heading_20_1" text:outline-level="1">Commenti conclusivi</text:h>
      <text:h text:style-name="Heading_20_2" text:outline-level="2"><text:span text:style-name="T148">D.P. </text:span>Held – Karp</text:h>
      <text:p text:style-name="P13"><text:span text:style-name="T74">Ho appurato che la soluzione di programmazione dinamica non è fattibile sui moderni computer personali. </text:span><text:span text:style-name="T100">L’unico modo per risolvere questo problema </text:span><text:span text:style-name="T101">su grandi topologie sono gli algoritmi </text:span><text:span text:style-name="T118">di approssimazione</text:span><text:span text:style-name="T101">.</text:span></text:p>
      <text:h text:style-name="Heading_20_2" text:outline-level="2">Christofides</text:h>
      <text:p text:style-name="P55">L’algoritmo di Christofides ha un margine d’errore di 3/2, ed è <text:span text:style-name="T161">il migliore (qualità/tempo)</text:span>, tra quelli implementati, per risolvere il problema.</text:p>
      <text:h text:style-name="P71" text:outline-level="2">Rilassamento lagrangiano e branch and bound</text:h>
      <text:p text:style-name="P54"><text:span text:style-name="T149">Questi algoritmi sono stati quelli che hanno dato i risultati migliori, ma sono </text:span><text:span text:style-name="T152">molto </text:span><text:span text:style-name="T149">più lenti rispetto all’algoritmo di Christofides.</text:span></text:p>
      <text:h text:style-name="Heading_20_2" text:outline-level="2">2-Approssimato</text:h>
      <text:p text:style-name="P53">L’algoritmo 2-approssimato è molto veloce e leggero, e può essere usato per calcolare un discreto upper bound.</text:p>
      <text:h text:style-name="P70" text:outline-level="1">Allegati</text:h>
      <text:h text:style-name="P72" text:outline-level="2"><text:span text:style-name="T103">Codice s</text:span>orgent<text:span text:style-name="T103">e</text:span></text:h>
      <text:p text:style-name="P51">Il codice de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39">Riferimenti b</text:span>ibliografi<text:span text:style-name="T39">ci</text:span></text:h>
      <text:list xml:id="list584938065" text:style-name="L5">
        <text:list-item>
          <text:p text:style-name="P78"><text:bookmark-start text:name="__RefNumPara__3053_3829942771"/><text:span text:style-name="T111">Cormen, T. and Leiserson, C. and Rivest, R. and Stein, C., 2010. </text:span><text:span text:style-name="T112">Introduzione agli a</text:span><text:span text:style-name="T111">lgoritmi e strutture dati. McGraw-Hill.</text:span><text:bookmark-end text:name="__RefNumPara__3053_3829942771"/></text:p>
        </text:list-item>
        <text:list-item>
          <text:p text:style-name="P83"><text:soft-page-break/>Vercellis, C., 2008. Ottimizzazione. Teoria, metodi, applicazioni. <text:span text:style-name="T111">McGraw-Hill.</text:span></text:p>
        </text:list-item>
        <text:list-item>
          <text:p text:style-name="P79"><text:bookmark-start text:name="__RefNumPara__3045_3829942771"/>Held, M. and Karp, R., 19<text:span text:style-name="T1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80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80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80"><text:bookmark-start text:name="__RefNumPara__3049_3829942771"/>Christofides, <text:span text:style-name="T102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80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81"><text:bookmark-start text:name="__RefNumPara__3055_3829942771"/>Lippman, S. <text:span text:style-name="T111">and </text:span>Lajoie, J. <text:span text:style-name="T63">and</text:span> Moo, B., <text:span text:style-name="T63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7.992cm" style:rel-column-width="10200*"/>
    </style:style>
    <style:style style:name="Table2.B" style:family="table-column">
      <style:table-column-properties style:column-width="1.009cm" style:rel-column-width="572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5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 style:rel-width="5385*" fo:start-indent="0cm" fo:end-indent="0.249cm"/>
          <style:column style:rel-width="5387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1">Algoritmi per la risoluzione del problema del commesso viaggiatore, M. Maione</text:p>
            </table:table-cell>
            <table:table-cell office:value-type="string">
              <text:p text:style-name="MP2"><text:page-number text:select-page="current">4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10:24:01.289000000</dc:date>
    <meta:editing-duration>P1DT13H12M</meta:editing-duration>
    <meta:editing-cycles>900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8" meta:image-count="0" meta:object-count="29" meta:page-count="4" meta:paragraph-count="151" meta:word-count="1373" meta:character-count="9014" meta:non-whitespace-character-count="7727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eq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6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